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0.647cm"/>
    </style:style>
    <style:style style:name="co3" style:family="table-column">
      <style:table-column-properties fo:break-before="auto" style:column-width="5.459cm"/>
    </style:style>
    <style:style style:name="co4" style:family="table-column">
      <style:table-column-properties fo:break-before="auto" style:column-width="1.069cm"/>
    </style:style>
    <style:style style:name="co5" style:family="table-column">
      <style:table-column-properties fo:break-before="auto" style:column-width="7.006cm"/>
    </style:style>
    <style:style style:name="co6" style:family="table-column">
      <style:table-column-properties fo:break-before="auto" style:column-width="1.097cm"/>
    </style:style>
    <style:style style:name="co7" style:family="table-column">
      <style:table-column-properties fo:break-before="auto" style:column-width="6.107cm"/>
    </style:style>
    <style:style style:name="co8" style:family="table-column">
      <style:table-column-properties fo:break-before="auto" style:column-width="6.191cm"/>
    </style:style>
    <style:style style:name="co9" style:family="table-column">
      <style:table-column-properties fo:break-before="auto" style:column-width="3.489cm"/>
    </style:style>
    <style:style style:name="co10" style:family="table-column">
      <style:table-column-properties fo:break-before="auto" style:column-width="0.984cm"/>
    </style:style>
    <style:style style:name="co11" style:family="table-column">
      <style:table-column-properties fo:break-before="auto" style:column-width="45.9cm"/>
    </style:style>
    <style:style style:name="co12" style:family="table-column">
      <style:table-column-properties fo:break-before="auto" style:column-width="0.855cm"/>
    </style:style>
    <style:style style:name="ro1" style:family="table-row">
      <style:table-row-properties style:row-height="0.496cm" fo:break-before="auto" style:use-optimal-row-height="true"/>
    </style:style>
    <style:style style:name="ro2" style:family="table-row">
      <style:table-row-properties style:row-height="0.51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1.099cm" fo:break-before="auto" style:use-optimal-row-height="false"/>
    </style:style>
    <style:style style:name="ta1" style:family="table" style:master-page-name="PageStyle_5f_Analysis">
      <style:table-properties table:display="true" style:writing-mode="lr-tb"/>
    </style:style>
    <style:style style:name="ta2" style:family="table" style:master-page-name="PageStyle_5f_HFACS">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table-cell-properties fo:background-color="#ffff00"/>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Excel_20_Built-in_20_Normal">
      <style:table-cell-properties fo:background-color="#ffffff"/>
    </style:style>
    <style:style style:name="ce5"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ackground-color="#ffffff"/>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7" style:family="table-cell" style:parent-style-name="Excel_20_Built-in_20_Normal">
      <style:table-cell-properties fo:background-color="#ffff00"/>
    </style:style>
    <style:style style:name="ce8" style:family="table-cell" style:parent-style-name="Excel_20_Built-in_20_Normal">
      <style:text-properties fo:language="en" fo:country="IN"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style>
    <style:style style:name="ce10"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11"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12"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1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4" style:family="table-cell" style:parent-style-name="Excel_20_Built-in_20_Normal">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style>
    <style:style style:name="ce1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265cm" style:writing-mode="page"/>
    </style:style>
    <style:style style:name="ce17"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start" fo:margin-left="0.265cm" style:writing-mode="page"/>
    </style:style>
    <style:style style:name="gr1" style:family="graphic">
      <style:graphic-properties draw:stroke="solid" svg:stroke-width="0.035cm" svg:stroke-color="#325490" draw:stroke-linejoin="miter" draw:fill="solid" draw:fill-color="#4472c4" draw:textarea-vertical-align="top" draw:auto-grow-height="false" fo:min-height="0cm" fo:min-width="0cm" fo:padding-top="0.125cm" fo:padding-bottom="0.125cm" fo:padding-left="0.25cm" fo:padding-right="0.25cm" fo:wrap-option="wrap"/>
    </style:style>
    <style:style style:name="gr2" style:family="graphic">
      <style:graphic-properties draw:stroke="solid" svg:stroke-width="0.018cm" svg:stroke-color="#4472c4"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P1" style:family="paragraph">
      <style:text-properties fo:font-size="18pt"/>
    </style:style>
    <style:style style:name="P2"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Analysis" table:style-name="ta1" table:print="false">
        <office:forms form:automatic-focus="false" form:apply-design-mode="false"/>
        <table:table-column table:style-name="co1" table:number-columns-repeated="1024" table:default-cell-style-name="Excel_20_Built-in_20_Normal"/>
        <table:table-row table:style-name="ro1">
          <table:table-cell table:number-columns-repeated="1024"/>
        </table:table-row>
        <table:table-row table:style-name="ro1">
          <table:table-cell table:style-name="ce1" office:value-type="string">
            <text:p>Q1</text:p>
          </table:table-cell>
          <table:table-cell table:style-name="ce3" office:value-type="string">
            <text:p>Why did the KLM pilot take off without ATC clearance</text:p>
          </table:table-cell>
          <table:table-cell table:style-name="ce7" table:number-columns-repeated="13"/>
          <table:table-cell table:number-columns-repeated="1009"/>
        </table:table-row>
        <table:table-row table:style-name="ro1">
          <table:table-cell table:style-name="ce2"/>
          <table:table-cell table:number-columns-repeated="12"/>
          <table:table-cell>
            <draw:custom-shape table:end-cell-address="Analysis.O6" table:end-x="0.707cm" table:end-y="0.106cm" draw:z-index="4" draw:name="Arrow: Down 5" draw:style-name="gr1" draw:text-style-name="P1" svg:width="1.353cm" svg:height="1.161cm" svg:x="1.055cm" svg:y="0.427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0"/>
        </table:table-row>
        <table:table-row table:style-name="ro1">
          <table:table-cell table:style-name="ce2"/>
          <table:table-cell>
            <draw:custom-shape table:end-cell-address="Analysis.C6" table:end-x="0.785cm" table:end-y="0.212cm" draw:z-index="0" draw:name="Arrow: Down 1" draw:style-name="gr1" draw:text-style-name="P1" svg:width="1.353cm" svg:height="1.119cm" svg:x="1.133cm" svg:y="0.081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5"/>
          <table:table-cell>
            <draw:custom-shape table:end-cell-address="Analysis.H6" table:end-x="1.367cm" table:end-y="0.133cm" draw:z-index="3" draw:name="Arrow: Down 4" draw:style-name="gr1" draw:text-style-name="P1" svg:width="1.353cm" svg:height="1.119cm" svg:x="0.014cm" svg:y="0.002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number-rows-repeated="2">
          <table:table-cell table:style-name="ce2"/>
          <table:table-cell table:number-columns-repeated="1023"/>
        </table:table-row>
        <table:table-row table:style-name="ro1">
          <table:table-cell table:style-name="ce2"/>
          <table:table-cell table:number-columns-repeated="5"/>
          <table:table-cell table:style-name="ce7" office:value-type="string">
            <text:p>(HINT: This reason is related to crew resource management)</text:p>
          </table:table-cell>
          <table:table-cell table:style-name="ce7" table:number-columns-repeated="5"/>
          <table:table-cell table:number-columns-repeated="1012"/>
        </table:table-row>
        <table:table-row table:style-name="ro1">
          <table:table-cell table:style-name="ce2"/>
          <table:table-cell office:value-type="string">
            <text:p>A) Because he thought he had clearance</text:p>
          </table:table-cell>
          <table:table-cell table:number-columns-repeated="4"/>
          <table:table-cell office:value-type="string">
            <text:p>Possible Reason 1 -------------- </text:p>
          </table:table-cell>
          <table:table-cell table:number-columns-repeated="6"/>
          <table:table-cell office:value-type="string">
            <text:p>Possible Reason 1 --------------</text:p>
          </table:table-cell>
          <table:table-cell/>
          <table:table-cell table:style-name="ce8"/>
          <table:table-cell table:number-columns-repeated="6"/>
          <table:table-cell table:style-name="Default" table:number-columns-repeated="6"/>
          <table:table-cell table:number-columns-repeated="996"/>
        </table:table-row>
        <table:table-row table:style-name="ro1">
          <table:table-cell table:style-name="ce2"/>
          <table:table-cell table:number-columns-repeated="12"/>
          <table:table-cell>
            <draw:custom-shape table:end-cell-address="Analysis.O12" table:end-x="0.707cm" table:end-y="0.106cm" draw:z-index="6" draw:name="Arrow: Down 7" draw:style-name="gr1" draw:text-style-name="P1" svg:width="1.353cm" svg:height="1.16cm" svg:x="1.055cm" svg:y="0.427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0"/>
        </table:table-row>
        <table:table-row table:style-name="ro1">
          <table:table-cell table:style-name="ce2"/>
          <table:table-cell>
            <draw:custom-shape table:end-cell-address="Analysis.C16" table:end-x="0.813cm" table:end-y="0.023cm" draw:z-index="1" draw:name="Arrow: Down 2" draw:style-name="gr1" draw:text-style-name="P1" svg:width="1.353cm" svg:height="2.985cm" svg:x="1.161cm" svg:y="0.001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5"/>
          <table:table-cell>
            <draw:custom-shape table:end-cell-address="Analysis.H14" table:end-x="1.447cm" table:end-y="0.185cm" draw:z-index="5" draw:name="Arrow: Down 6" draw:style-name="gr1" draw:text-style-name="P1" svg:width="1.345cm" svg:height="2.159cm" svg:x="0.102cm" svg:y="0.001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number-rows-repeated="2">
          <table:table-cell table:style-name="ce2"/>
          <table:table-cell table:number-columns-repeated="1023"/>
        </table:table-row>
        <table:table-row table:style-name="ro1">
          <table:table-cell table:style-name="ce2"/>
          <table:table-cell table:number-columns-repeated="12"/>
          <table:table-cell office:value-type="string">
            <text:p>Possible Reason 1 -------------- AND Reason 2 --------------------</text:p>
          </table:table-cell>
          <table:table-cell table:number-columns-repeated="1010"/>
        </table:table-row>
        <table:table-row table:style-name="ro1">
          <table:table-cell table:style-name="ce2"/>
          <table:table-cell table:number-columns-repeated="1023"/>
        </table:table-row>
        <table:table-row table:style-name="ro1">
          <table:table-cell table:style-name="ce2"/>
          <table:table-cell table:style-name="ce4" table:number-columns-repeated="4"/>
          <table:table-cell office:value-type="string">
            <text:p>Possible Reason 1 --------------</text:p>
          </table:table-cell>
          <table:table-cell table:style-name="ce4"/>
          <table:table-cell table:style-name="ce8"/>
          <table:table-cell table:style-name="ce4" table:number-columns-repeated="11"/>
          <table:table-cell table:number-columns-repeated="1005"/>
        </table:table-row>
        <table:table-row table:style-name="ro1">
          <table:table-cell table:style-name="ce2"/>
          <table:table-cell table:number-columns-repeated="1023"/>
        </table:table-row>
        <table:table-row table:style-name="ro1">
          <table:table-cell table:style-name="ce2"/>
          <table:table-cell table:style-name="ce5" office:value-type="string">
            <text:p>Because he heard the ATC say "Okay" in response to the KLM co-pilot saying "We're now at takeoff", and didn't hear the ATC subsequently saying "Stand by for takeoff … I will call you"</text:p>
          </table:table-cell>
          <table:table-cell table:style-name="ce3" table:number-columns-repeated="5"/>
          <table:table-cell table:style-name="ce7" table:number-columns-repeated="12"/>
          <table:table-cell table:number-columns-repeated="1005"/>
        </table:table-row>
        <table:table-row table:style-name="ro1">
          <table:table-cell table:style-name="ce2"/>
          <table:table-cell>
            <draw:custom-shape table:end-cell-address="Analysis.C20" table:end-x="0.838cm" table:end-y="0.318cm" draw:z-index="2" draw:name="Arrow: Down 3" draw:style-name="gr1" draw:text-style-name="P1" svg:width="1.353cm" svg:height="1.118cm" svg:x="1.186cm" svg:y="0.188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22"/>
        </table:table-row>
        <table:table-row table:style-name="ro1" table:number-rows-repeated="2">
          <table:table-cell table:style-name="ce2"/>
          <table:table-cell table:number-columns-repeated="1023"/>
        </table:table-row>
        <table:table-row table:style-name="ro1">
          <table:table-cell table:style-name="ce2"/>
          <table:table-cell table:style-name="ce5" office:value-type="string">
            <text:p>The above happened because of </text:p>
          </table:table-cell>
          <table:table-cell table:style-name="ce5" table:number-columns-repeated="3"/>
          <table:table-cell table:number-columns-repeated="1019"/>
        </table:table-row>
        <table:table-row table:style-name="ro1">
          <table:table-cell table:style-name="ce2"/>
          <table:table-cell table:number-columns-repeated="1023"/>
        </table:table-row>
        <table:table-row table:style-name="ro1">
          <table:table-cell table:style-name="ce2"/>
          <table:table-cell office:value-type="string">
            <text:p>Possible Reason 1 --------------</text:p>
          </table:table-cell>
          <table:table-cell/>
          <table:table-cell table:style-name="ce8" office:value-type="string">
            <text:p>There is interference from simultaneous radio transmissions. So, it was difficult to hear the message.</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table:table-cell table:style-name="ce5" office:value-type="string">
            <text:p>AND</text:p>
          </table:table-cell>
          <table:table-cell table:number-columns-repeated="1021"/>
        </table:table-row>
        <table:table-row table:style-name="ro1">
          <table:table-cell table:style-name="ce2"/>
          <table:table-cell table:number-columns-repeated="1023"/>
        </table:table-row>
        <table:table-row table:style-name="ro1">
          <table:table-cell table:style-name="ce2"/>
          <table:table-cell office:value-type="string">
            <text:p>Possible Reason 2 --------------</text:p>
          </table:table-cell>
          <table:table-cell/>
          <table:table-cell table:style-name="ce8" office:value-type="string">
            <text:p>It was misinterpretations and false assumptions before the accident. KLM's co-pilot was not as certain about take-off clearance as the captain.</text:p>
          </table:table-cell>
          <table:table-cell table:number-columns-repeated="1020"/>
        </table:table-row>
        <table:table-row table:style-name="ro1" table:number-rows-repeated="2">
          <table:table-cell table:style-name="ce2"/>
          <table:table-cell table:number-columns-repeated="1023"/>
        </table:table-row>
        <table:table-row table:style-name="ro1">
          <table:table-cell table:style-name="ce1" office:value-type="string">
            <text:p>Q2</text:p>
          </table:table-cell>
          <table:table-cell table:style-name="ce3" office:value-type="string">
            <text:p>Why did the PanAM flight not turn off the runway at the correct turn?</text:p>
          </table:table-cell>
          <table:table-cell table:style-name="ce7" table:number-columns-repeated="7"/>
          <table:table-cell table:number-columns-repeated="1015"/>
        </table:table-row>
        <table:table-row table:style-name="ro1">
          <table:table-cell table:style-name="ce2"/>
          <table:table-cell table:number-columns-repeated="1023"/>
        </table:table-row>
        <table:table-row table:style-name="ro1">
          <table:table-cell table:style-name="ce2"/>
          <table:table-cell office:value-type="string">
            <text:p>Possible Reason 1 --------------</text:p>
          </table:table-cell>
          <table:table-cell/>
          <table:table-cell table:style-name="ce8" office:value-type="string">
            <text:p>Enviormental facts:-The PanAm crew found themselves in poor and rapidly deteriorating visibility as they entered the runway.</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text:p>Possible Reason 2 --------------</text:p>
          </table:table-cell>
          <table:table-cell/>
          <table:table-cell table:style-name="ce8" office:value-type="string">
            <text:p>Perceptual Error:- The Pan Am crew was unsure of their position on the runway until the collision, which occurred near the intersection with the fourth taxiway</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text:p>Possible Reason 3 --------------</text:p>
          </table:table-cell>
          <table:table-cell/>
          <table:table-cell table:style-name="ce8" office:value-type="string">
            <text:p>Organizational process:- There were no markings or signs to identify the runway exits and they were in conditions of poor visibility.  </text:p>
          </table:table-cell>
          <table:table-cell table:number-columns-repeated="1020"/>
        </table:table-row>
        <table:table-row table:style-name="ro1">
          <table:table-cell table:style-name="ce2"/>
          <table:table-cell table:style-name="ce6" table:number-columns-repeated="6"/>
          <table:table-cell table:style-name="ce4" table:number-columns-repeated="2"/>
          <table:table-cell table:number-columns-repeated="1015"/>
        </table:table-row>
        <table:table-row table:style-name="ro1">
          <table:table-cell table:style-name="ce1" office:value-type="string">
            <text:p>Q3</text:p>
          </table:table-cell>
          <table:table-cell table:style-name="ce3" office:value-type="string">
            <text:p>Why could the KLM Pilot not control the aircraft during the takeoff, as he saw PAN-AM for a short span of time?</text:p>
          </table:table-cell>
          <table:table-cell table:style-name="ce7" table:number-columns-repeated="10"/>
          <table:table-cell table:number-columns-repeated="1012"/>
        </table:table-row>
        <table:table-row table:style-name="ro1">
          <table:table-cell table:style-name="ce2"/>
          <table:table-cell table:number-columns-repeated="1023"/>
        </table:table-row>
        <table:table-row table:style-name="ro1">
          <table:table-cell table:style-name="ce2"/>
          <table:table-cell office:value-type="string">
            <text:p>Possible Reason --------------</text:p>
          </table:table-cell>
          <table:table-cell/>
          <table:table-cell table:style-name="ce8" office:value-type="string">
            <text:p>Appearantly to save the time,The extra fuel taken on by the KLM </text:p>
          </table:table-cell>
          <table:table-cell table:number-columns-repeated="1020"/>
        </table:table-row>
        <table:table-row table:style-name="ro1">
          <table:table-cell table:style-name="ce2"/>
          <table:table-cell table:number-columns-repeated="2"/>
          <table:table-cell table:style-name="ce8" office:value-type="string">
            <text:p>-The KLM pilots saw the Pan Am aircraft, they were traveling too fast to stop.</text:p>
          </table:table-cell>
          <table:table-cell table:number-columns-repeated="1020"/>
        </table:table-row>
        <table:table-row table:style-name="ro1">
          <table:table-cell table:style-name="ce2"/>
          <table:table-cell office:value-type="string">
            <text:p>THIS HAPPENED FURTHER BECAUSE</text:p>
          </table:table-cell>
          <table:table-cell table:number-columns-repeated="1022"/>
        </table:table-row>
        <table:table-row table:style-name="ro1">
          <table:table-cell table:style-name="ce2"/>
          <table:table-cell>
            <draw:custom-shape table:end-cell-address="Analysis.C45" table:end-x="0.574cm" table:end-y="0.318cm" draw:z-index="7" draw:name="Arrow: Down 8" draw:style-name="gr1" draw:text-style-name="P1" svg:width="1.353cm" svg:height="1.118cm" svg:x="0.922cm" svg:y="0.188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22"/>
        </table:table-row>
        <table:table-row table:style-name="ro1" table:number-rows-repeated="3">
          <table:table-cell table:style-name="ce2"/>
          <table:table-cell table:number-columns-repeated="1023"/>
        </table:table-row>
        <table:table-row table:style-name="ro1">
          <table:table-cell table:style-name="ce2"/>
          <table:table-cell office:value-type="string">
            <text:p>Possible Reason --------------</text:p>
          </table:table-cell>
          <table:table-cell/>
          <table:table-cell table:style-name="ce8" office:value-type="string">
            <text:p>So, The pilotsaturely  the aircraft and attempted to clear the Pan Am by lifting off, causing a 22 m tailstrike. </text:p>
          </table:table-cell>
          <table:table-cell table:number-columns-repeated="1020"/>
        </table:table-row>
        <table:table-row table:style-name="ro1">
          <table:table-cell table:number-columns-repeated="3"/>
          <table:table-cell table:style-name="ce8"/>
          <table:table-cell table:number-columns-repeated="1020"/>
        </table:table-row>
        <table:table-row table:style-name="ro1">
          <table:table-cell table:number-columns-repeated="3"/>
          <table:table-cell table:style-name="ce8" office:value-type="string">
            <text:p>The KLM plane remained briefly airborne, but the impact had sheared off the outer left engine, caused significant amounts of shredded materials to be ingested by the inner left engine, and damaged the wings. The plane immediately went into a stall, rolled sharply, and hit the ground approximately 150 m (500 ft) past the collision, sliding down the runway for a further 300 m (1,000 ft). The full load of fuel, which had caused the earlier delay, ignited immediately into a fireball that could not be subdued for several hours. </text:p>
          </table:table-cell>
          <table:table-cell table:number-columns-repeated="1020"/>
        </table:table-row>
        <table:table-row table:style-name="ro1" table:number-rows-repeated="1048526">
          <table:table-cell table:number-columns-repeated="1024"/>
        </table:table-row>
        <table:table-row table:style-name="ro1">
          <table:table-cell table:number-columns-repeated="1024"/>
        </table:table-row>
      </table:table>
      <table:table table:name="HFACS" table:style-name="ta2" table:print="false">
        <office:forms form:automatic-focus="false" form:apply-design-mode="false"/>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ce2"/>
        <table:table-column table:style-name="co6" table:default-cell-style-name="Excel_20_Built-in_20_Normal"/>
        <table:table-column table:style-name="co7" table:default-cell-style-name="ce2"/>
        <table:table-column table:style-name="co1" table:default-cell-style-name="Excel_20_Built-in_20_Normal"/>
        <table:table-column table:style-name="co8" table:default-cell-style-name="ce13"/>
        <table:table-column table:style-name="co6" table:default-cell-style-name="Excel_20_Built-in_20_Normal"/>
        <table:table-column table:style-name="co9" table:default-cell-style-name="ce13"/>
        <table:table-column table:style-name="co10" table:default-cell-style-name="Excel_20_Built-in_20_Normal"/>
        <table:table-column table:style-name="co11" table:default-cell-style-name="ce16"/>
        <table:table-column table:style-name="co1" table:number-columns-repeated="9" table:default-cell-style-name="Excel_20_Built-in_20_Normal"/>
        <table:table-column table:style-name="co12" table:default-cell-style-name="Excel_20_Built-in_20_Normal"/>
        <table:table-column table:style-name="co1" table:number-columns-repeated="1002" table:default-cell-style-name="Excel_20_Built-in_20_Normal"/>
        <table:table-row table:style-name="ro1">
          <table:table-cell table:number-columns-repeated="1024"/>
        </table:table-row>
        <table:table-row table:style-name="ro2">
          <table:table-cell table:number-columns-repeated="1024"/>
        </table:table-row>
        <table:table-row table:style-name="ro1">
          <table:table-cell table:number-columns-repeated="3"/>
          <table:table-cell>
            <draw:connector table:end-cell-address="HFACS.H5" table:end-x="0.075cm" table:end-y="0.059cm" draw:z-index="4" draw:name="Straight Arrow Connector 27" draw:style-name="gr2" draw:text-style-name="P2" svg:x1="6.787cm" svg:y1="1.047cm" svg:x2="15.933cm" svg:y2="0.174cm" svg:d="M13935 2048h4573v-873h4573">
              <text:p/>
            </draw:connector>
          </table:table-cell>
          <table:table-cell table:number-columns-repeated="3"/>
          <table:table-cell table:style-name="ce9" office:value-type="string">
            <text:p>Resource Management</text:p>
          </table:table-cell>
          <table:table-cell/>
          <table:table-cell table:style-name="ce14"/>
          <table:table-cell/>
          <table:table-cell table:style-name="ce17"/>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table-cell>
            <draw:connector table:end-cell-address="HFACS.D16" table:end-x="0.226cm" table:end-y="0.168cm" draw:z-index="0" draw:name="Straight Arrow Connector 13" draw:style-name="gr2" draw:text-style-name="P2" svg:x1="5.306cm" svg:y1="5.6cm" svg:x2="6.73cm" svg:y2="0.3cm" svg:d="M5950 7589v-2650h1424v-2650">
              <text:p/>
            </draw:connector>
          </table:table-cell>
          <table:table-cell/>
          <table:table-cell table:style-name="ce12" office:value-type="string">
            <text:p>Organizational Influence</text:p>
            <draw:connector table:end-cell-address="HFACS.H7" table:end-x="0.075cm" table:end-y="0.036cm" draw:z-index="5" draw:name="Straight Arrow Connector 30" draw:style-name="gr2" draw:text-style-name="P2" svg:x1="6.818cm" svg:y1="0.15cm" svg:x2="15.933cm" svg:y2="1.023cm" svg:d="M13966 2139h4558v873h4557">
              <text:p/>
            </draw:connector>
          </table:table-cell>
          <table:table-cell>
            <draw:connector table:end-cell-address="HFACS.H5" table:end-x="0.105cm" table:end-y="0.15cm" draw:z-index="6" draw:name="Straight Arrow Connector 34" draw:style-name="gr2" draw:text-style-name="P2" svg:x1="0.105cm" svg:y1="0.089cm" svg:x2="8.983cm" svg:y2="0.15cm" svg:d="M14233 2078h4439v61h4439">
              <text:p/>
            </draw:connector>
          </table:table-cell>
          <table:table-cell table:number-columns-repeated="2"/>
          <table:table-cell table:style-name="ce9" office:value-type="string">
            <text:p>Organizational Climate</text:p>
          </table:table-cell>
          <table:table-cell/>
          <table:table-cell table:style-name="ce14" office:value-type="string">
            <text:p>Yes</text:p>
          </table:table-cell>
          <table:table-cell/>
          <table:table-cell table:style-name="ce17" office:value-type="string">
            <text:p>KLM's duty-time regulations caused the KLM pilot to be anxious to takeoff in order to not violate the duty-time limit</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7"/>
          <table:table-cell table:style-name="ce9" office:value-type="string">
            <text:p>Organizational Process</text:p>
          </table:table-cell>
          <table:table-cell/>
          <table:table-cell table:style-name="ce14" office:value-type="string">
            <text:p>Yes</text:p>
          </table:table-cell>
          <table:table-cell/>
          <table:table-cell table:style-name="ce8" office:value-type="string">
            <text:p>There was unmarked taxiways, where the Pan Am-air crew referred by using an airport diagram  </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4"/>
          <table:table-cell>
            <draw:connector table:end-cell-address="HFACS.H11" table:end-x="0.075cm" table:end-y="0.258cm" draw:z-index="7" draw:name="Straight Arrow Connector 37" draw:style-name="gr2" draw:text-style-name="P2" svg:x1="0.075cm" svg:y1="1.246cm" svg:x2="8.953cm" svg:y2="0.012cm" svg:d="M14203 5210h4439v-1234h4439">
              <text:p/>
            </draw:connector>
          </table:table-cell>
          <table:table-cell table:number-columns-repeated="2"/>
          <table:table-cell table:style-name="ce9" office:value-type="string">
            <text:p>Inadequate Supervision</text:p>
          </table:table-cell>
          <table:table-cell/>
          <table:table-cell table:style-name="ce14" office:value-type="string">
            <text:p>Yes</text:p>
          </table:table-cell>
          <table:table-cell/>
          <table:table-cell table:style-name="ce8" office:value-type="string">
            <text:p>Captain Veldhuyzen van Zanten, a KLM training captain and instructor for over ten years working on simulators regularly, had not flown on regular routes during the twelve weeks prior to the accident.</text:p>
          </table:table-cell>
          <table:table-cell table:number-columns-repeated="1012"/>
        </table:table-row>
        <table:table-row table:style-name="ro1">
          <table:table-cell table:number-columns-repeated="4"/>
          <table:table-cell>
            <draw:connector table:end-cell-address="HFACS.H11" table:end-x="0.037cm" table:end-y="0.349cm" draw:z-index="8" draw:name="Straight Arrow Connector 40" draw:style-name="gr2" draw:text-style-name="P2" svg:x1="0.105cm" svg:y1="0.843cm" svg:x2="8.915cm" svg:y2="0.361cm" svg:d="M14233 5301h4405v-482h4405">
              <text:p/>
            </draw:connector>
          </table:table-cell>
          <table:table-cell table:number-columns-repeated="4"/>
          <table:table-cell table:style-name="ce15"/>
          <table:table-cell table:number-columns-repeated="1014"/>
        </table:table-row>
        <table:table-row table:style-name="ro1">
          <table:table-cell table:number-columns-repeated="4"/>
          <table:table-cell>
            <draw:connector table:end-cell-address="HFACS.H12" table:end-x="0.075cm" table:end-y="0.307cm" draw:z-index="9" draw:name="Straight Arrow Connector 43" draw:style-name="gr2" draw:text-style-name="P2" svg:x1="0.075cm" svg:y1="0.379cm" svg:x2="8.953cm" svg:y2="0.8cm" svg:d="M14203 5331h4439v421h4439">
              <text:p/>
            </draw:connector>
            <draw:connector table:end-cell-address="HFACS.H14" table:end-x="0.075cm" table:end-y="0.222cm" draw:z-index="10" draw:name="Straight Arrow Connector 46" draw:style-name="gr2" draw:text-style-name="P2" svg:x1="0.075cm" svg:y1="0.379cm" svg:x2="8.953cm" svg:y2="1.703cm" svg:d="M14203 5331h4439v1324h4439">
              <text:p/>
            </draw:connector>
          </table:table-cell>
          <table:table-cell table:number-columns-repeated="2"/>
          <table:table-cell table:style-name="ce9" office:value-type="string">
            <text:p>Planned Inappropriate Ops</text:p>
          </table:table-cell>
          <table:table-cell/>
          <table:table-cell table:style-name="ce14" office:value-type="string">
            <text:p>Yes</text:p>
          </table:table-cell>
          <table:table-cell/>
          <table:table-cell table:style-name="ce8" office:value-type="string">
            <text:p>(Poor Crew Pairing and Failed to provide exact information)Use of ambiguous non-standard phrases by the KLM co-pilot ("We're at take off") and the Tenerife control tower ("OK").</text:p>
          </table:table-cell>
          <table:table-cell table:number-columns-repeated="1012"/>
        </table:table-row>
        <table:table-row table:style-name="ro1">
          <table:table-cell/>
          <table:table-cell>
            <draw:connector table:end-cell-address="HFACS.D16" table:end-x="0.498cm" table:end-y="0.289cm" draw:z-index="1" draw:name="Straight Arrow Connector 14" draw:style-name="gr2" draw:text-style-name="P2" svg:x1="5.306cm" svg:y1="2.265cm" svg:x2="7.002cm" svg:y2="0.068cm" svg:d="M5950 7710v-1098h1696v-1099">
              <text:p/>
            </draw:connector>
          </table:table-cell>
          <table:table-cell/>
          <table:table-cell table:style-name="ce12" office:value-type="string">
            <text:p>Unsafe Supervision</text:p>
          </table:table-cell>
          <table:table-cell table:number-columns-repeated="5"/>
          <table:table-cell table:style-name="ce15"/>
          <table:table-cell table:number-columns-repeated="1014"/>
        </table:table-row>
        <table:table-row table:style-name="ro1">
          <table:table-cell table:number-columns-repeated="7"/>
          <table:table-cell table:style-name="ce9" office:value-type="string">
            <text:p>Failure to Correct Problem</text:p>
          </table:table-cell>
          <table:table-cell/>
          <table:table-cell table:style-name="ce14" office:value-type="string">
            <text:p>Yes</text:p>
          </table:table-cell>
          <table:table-cell/>
          <table:table-cell table:style-name="ce8" office:value-type="string">
            <text:p>(Failed to initiat corrective action)The flight engineer had indeed asked the captain whether or not the Pan Am was clear of the runway, he seemed reassured by the captain's answer. The co-pilots had clearly challenged the captain's decision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7"/>
          <table:table-cell table:style-name="ce9" office:value-type="string">
            <text:p>Supervisory Violation</text:p>
          </table:table-cell>
          <table:table-cell/>
          <table:table-cell table:style-name="ce14" office:value-type="string">
            <text:p>No</text:p>
          </table:table-cell>
          <table:table-cell/>
          <table:table-cell table:style-name="ce17" office:value-type="string">
            <text:p>not found any Supervision Violation. Caption and crew all are well trained.</text:p>
          </table:table-cell>
          <table:table-cell table:number-columns-repeated="1012"/>
        </table:table-row>
        <table:table-row table:style-name="ro1">
          <table:table-cell/>
          <table:table-cell table:style-name="ce9" office:value-type="string" table:number-columns-spanned="1" table:number-rows-spanned="4">
            <text:p>Accident Cause Factor</text:p>
          </table:table-cell>
          <table:table-cell table:number-columns-repeated="3"/>
          <table:table-cell>
            <draw:connector table:end-cell-address="HFACS.H17" table:end-x="0.075cm" table:end-y="0.106cm" draw:z-index="16" draw:name="Straight Arrow Connector 61" draw:style-name="gr2" draw:text-style-name="P2" svg:x1="5.974cm" svg:y1="0.599cm" svg:x2="7.86cm" svg:y2="0.104cm" svg:d="M21195 8020h943v-495h943">
              <text:p/>
            </draw:connector>
          </table:table-cell>
          <table:table-cell table:number-columns-repeated="3"/>
          <table:table-cell table:style-name="ce15"/>
          <table:table-cell table:number-columns-repeated="1014"/>
        </table:table-row>
        <table:table-row table:style-name="ro1">
          <table:table-cell/>
          <table:covered-table-cell table:style-name="ce10">
            <draw:connector table:end-cell-address="HFACS.D21" table:end-x="0.498cm" table:end-y="0.108cm" draw:z-index="2" draw:name="Straight Arrow Connector 17" draw:style-name="gr2" draw:text-style-name="P2" svg:x1="5.306cm" svg:y1="0.035cm" svg:x2="7.002cm" svg:y2="2.084cm" svg:d="M5950 7949v1025h1696v1024">
              <text:p/>
            </draw:connector>
          </table:covered-table-cell>
          <table:table-cell>
            <draw:connector table:end-cell-address="HFACS.D32" table:end-x="0.589cm" table:end-y="0.077cm" draw:z-index="3" draw:name="Straight Arrow Connector 23" draw:style-name="gr2" draw:text-style-name="P2" svg:x1="0.075cm" svg:y1="0.246cm" svg:x2="1.654cm" svg:y2="8.115cm" svg:d="M6158 8160v3935h1579v3934">
              <text:p/>
            </draw:connector>
          </table:table-cell>
          <table:table-cell/>
          <table:table-cell>
            <draw:connector table:end-cell-address="HFACS.F21" table:end-x="0.614cm" table:end-y="0.349cm" draw:z-index="11" draw:name="Straight Arrow Connector 49" draw:style-name="gr2" draw:text-style-name="P2" svg:x1="0.105cm" svg:y1="2.325cm" svg:x2="1.707cm" svg:y2="0.066cm" svg:d="M14233 10239v-1129h1602v-1130">
              <text:p/>
            </draw:connector>
          </table:table-cell>
          <table:table-cell/>
          <table:table-cell>
            <draw:connector table:end-cell-address="HFACS.H18" table:end-x="0.043cm" table:end-y="0.02cm" draw:z-index="17" draw:name="Straight Arrow Connector 63" draw:style-name="gr2" draw:text-style-name="P2" svg:x1="0.104cm" svg:y1="0.121cm" svg:x2="1.744cm" svg:y2="0.514cm" svg:d="M21409 8035h820v393h820">
              <text:p/>
            </draw:connector>
          </table:table-cell>
          <table:table-cell table:style-name="ce9" office:value-type="string">
            <text:p>Crew Resource Management</text:p>
          </table:table-cell>
          <table:table-cell/>
          <table:table-cell table:style-name="ce14" office:value-type="string">
            <text:p>Yes</text:p>
          </table:table-cell>
          <table:table-cell/>
          <table:table-cell table:style-name="ce17" office:value-type="string">
            <text:p>lack of coordination found in study , and also found the airport was not equipped with ground radar.</text:p>
          </table:table-cell>
          <table:table-cell table:number-columns-repeated="1012"/>
        </table:table-row>
        <table:table-row table:style-name="ro1">
          <table:table-cell/>
          <table:covered-table-cell table:style-name="ce10"/>
          <table:table-cell table:number-columns-repeated="3"/>
          <table:table-cell table:style-name="ce12" office:value-type="string">
            <text:p>Personnel Factors</text:p>
          </table:table-cell>
          <table:table-cell table:number-columns-repeated="3"/>
          <table:table-cell table:style-name="ce15"/>
          <table:table-cell table:number-columns-repeated="1014"/>
        </table:table-row>
        <table:table-row table:style-name="ro1">
          <table:table-cell/>
          <table:covered-table-cell table:style-name="ce11"/>
          <table:table-cell table:number-columns-repeated="3"/>
          <table:table-cell>
            <draw:connector table:end-cell-address="HFACS.H21" table:end-x="0.063cm" table:end-y="0.345cm" draw:z-index="22" draw:name="Straight Arrow Connector 70" draw:style-name="gr2" draw:text-style-name="P2" svg:x1="5.948cm" svg:y1="1.333cm" svg:x2="7.848cm" svg:y2="0.417cm" svg:d="M21169 10235h950v-916h950">
              <text:p/>
            </draw:connector>
          </table:table-cell>
          <table:table-cell/>
          <table:table-cell table:style-name="ce9" office:value-type="string">
            <text:p>Personal Readiness</text:p>
          </table:table-cell>
          <table:table-cell/>
          <table:table-cell table:style-name="ce14" office:value-type="string">
            <text:p>Yes</text:p>
          </table:table-cell>
          <table:table-cell/>
          <table:table-cell table:style-name="ce17" office:value-type="string">
            <text:p>The KLM flight engineer expressed his concern about the Pan Am not being clear of the runway by asking the pilots in his own cockpit.Caption emphatically replied "Oh, yes" and continued with the takeoff.</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draw:connector table:end-cell-address="HFACS.F21" table:end-x="0.134cm" table:end-y="0.375cm" draw:z-index="15" draw:name="Straight Arrow Connector 58" draw:style-name="gr2" draw:text-style-name="P2" svg:x1="6.782cm" svg:y1="0.375cm" svg:x2="8.207cm" svg:y2="0.375cm" svg:d="M13930 10265h1425">
              <text:p/>
            </draw:connector>
          </table:table-cell>
          <table:table-cell>
            <draw:connector table:end-cell-address="HFACS.F27" table:end-x="0.621cm" table:end-y="0.254cm" draw:z-index="14" draw:name="Straight Arrow Connector 56" draw:style-name="gr2" draw:text-style-name="P2" svg:x1="0.08cm" svg:y1="0.382cm" svg:x2="1.714cm" svg:y2="3.246cm" svg:d="M14208 10272v1432h1634v1432">
              <text:p/>
            </draw:connector>
          </table:table-cell>
          <table:table-cell/>
          <table:table-cell>
            <draw:connector table:end-cell-address="HFACS.H23" table:end-x="0.063cm" table:end-y="0.279cm" draw:z-index="23" draw:name="Straight Arrow Connector 71" draw:style-name="gr2" draw:text-style-name="P2" svg:x1="0.075cm" svg:y1="0.375cm" svg:x2="1.764cm" svg:y2="1.266cm" svg:d="M21380 10265h845v891h844">
              <text:p/>
            </draw:connector>
            <draw:connector table:end-cell-address="HFACS.H21" table:end-x="0.095cm" table:end-y="0.393cm" draw:z-index="24" draw:name="Straight Arrow Connector 72" draw:style-name="gr2" draw:text-style-name="P2" svg:x1="0.075cm" svg:y1="0.375cm" svg:x2="1.796cm" svg:y2="0.393cm" svg:d="M21380 10265h861v18h860">
              <text:p/>
            </draw:connector>
          </table:table-cell>
          <table:table-cell table:style-name="ce9" office:value-type="string">
            <text:p>Adverse Mental State</text:p>
          </table:table-cell>
          <table:table-cell/>
          <table:table-cell table:style-name="ce14" office:value-type="string">
            <text:p>Yes</text:p>
          </table:table-cell>
          <table:table-cell/>
          <table:table-cell table:style-name="ce17" office:value-type="string">
            <text:p>KLM pilot was frustrated due to delays and was in a hurry to takeoff as he didn't want to violate KLM overtime rule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table:style-name="ce12" office:value-type="string">
            <text:p>Preconditions for Unsafe Acts</text:p>
          </table:table-cell>
          <table:table-cell/>
          <table:table-cell table:style-name="ce12" office:value-type="string">
            <text:p>Condition of Operators</text:p>
          </table:table-cell>
          <table:table-cell/>
          <table:table-cell table:style-name="ce9" office:value-type="string">
            <text:p>Adverse Physiological State</text:p>
          </table:table-cell>
          <table:table-cell/>
          <table:table-cell table:style-name="ce14" office:value-type="string">
            <text:p>No</text:p>
          </table:table-cell>
          <table:table-cell/>
          <table:table-cell table:style-name="ce17" office:value-type="string">
            <text:p>we can't find anywhere any kind of law physiological state of KLM caption or any crew member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3">
          <table:table-cell table:number-columns-repeated="6"/>
          <table:table-cell>
            <draw:connector table:end-cell-address="HFACS.H27" table:end-x="0.08cm" table:end-y="0.304cm" draw:z-index="18" draw:name="Straight Arrow Connector 66" draw:style-name="gr2" draw:text-style-name="P2" svg:x1="0.077cm" svg:y1="1.321cm" svg:x2="1.781cm" svg:y2="0.182cm" svg:d="M21382 13186h852v-1139h852">
              <text:p/>
            </draw:connector>
          </table:table-cell>
          <table:table-cell table:style-name="ce9" office:value-type="string">
            <text:p>Physicial / Mental Limitation</text:p>
          </table:table-cell>
          <table:table-cell/>
          <table:table-cell table:style-name="ce14" office:value-type="string">
            <text:p>Yes</text:p>
          </table:table-cell>
          <table:table-cell/>
          <table:table-cell table:style-name="ce8" office:value-type="string">
            <text:p>Due to the fog, neither crew was able to see the other plane on the runway ahead of them. In addition, neither of the aircraft could be seen from the control tower, and the airport was not equipped with <text:a xlink:href="https://en.wikipedia.org/wiki/Surface_movement_radar">ground radar</text:a>. </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4">
          <table:table-cell table:number-columns-repeated="6"/>
          <table:table-cell>
            <draw:connector table:end-cell-address="HFACS.H27" table:end-x="0.049cm" table:end-y="0.711cm" draw:z-index="19" draw:name="Straight Arrow Connector 67" draw:style-name="gr2" draw:text-style-name="P2" svg:x1="0.11cm" svg:y1="0.319cm" svg:x2="1.75cm" svg:y2="0.711cm" svg:d="M21415 13201h820v392h820">
              <text:p/>
            </draw:connector>
          </table:table-cell>
          <table:table-cell table:style-name="ce9" office:value-type="string">
            <text:p>Physical Environment</text:p>
          </table:table-cell>
          <table:table-cell/>
          <table:table-cell table:style-name="ce14" office:value-type="string">
            <text:p>Yes</text:p>
          </table:table-cell>
          <table:table-cell/>
          <table:table-cell table:style-name="ce8" office:value-type="string">
            <text:p>flying into adverse weather reduces visual cues, which can lead to spatial disorientation and perceptual errors , cause dehydration that reduces a</text:p>
            <text:p>pilot's concentration level, producing a subsequent slowing of decisionmaking processes or even the inability to control the aircraft.</text:p>
          </table:table-cell>
          <table:table-cell table:number-columns-repeated="1012"/>
        </table:table-row>
        <table:table-row table:style-name="ro1">
          <table:table-cell table:number-columns-repeated="5"/>
          <table:table-cell table:style-name="ce12" office:value-type="string">
            <text:p>Environmental Factors</text:p>
            <draw:connector table:end-cell-address="HFACS.H30" table:end-x="0.069cm" table:end-y="0.405cm" draw:z-index="25" draw:name="Straight Arrow Connector 76" draw:style-name="gr2" draw:text-style-name="P2" svg:x1="5.953cm" svg:y1="1.393cm" svg:x2="7.854cm" svg:y2="0.478cm" svg:d="M21174 15370h951v-915h950">
              <text:p/>
            </draw:connector>
          </table:table-cell>
          <table:table-cell table:number-columns-repeated="3"/>
          <table:table-cell table:style-name="ce15"/>
          <table:table-cell table:number-columns-repeated="1014"/>
        </table:table-row>
        <table:table-row table:style-name="ro1">
          <table:table-cell table:number-columns-repeated="7"/>
          <table:table-cell table:style-name="ce9" office:value-type="string">
            <text:p>Technological Environment</text:p>
          </table:table-cell>
          <table:table-cell/>
          <table:table-cell table:style-name="ce14" office:value-type="string">
            <text:p>Yes</text:p>
          </table:table-cell>
          <table:table-cell/>
          <table:table-cell table:style-name="ce17" office:value-type="string">
            <text:p>The airport was not equipped with ground radar.</text:p>
          </table:table-cell>
          <table:table-cell table:number-columns-repeated="1012"/>
        </table:table-row>
        <table:table-row table:style-name="ro1">
          <table:table-cell table:number-columns-repeated="3"/>
          <table:table-cell>
            <draw:connector table:end-cell-address="HFACS.F33" table:end-x="0.075cm" table:end-y="0.125cm" draw:z-index="12" draw:name="Straight Arrow Connector 51" draw:style-name="gr2" draw:text-style-name="P2" svg:x1="6.818cm" svg:y1="1.606cm" svg:x2="8.148cm" svg:y2="0.372cm" svg:d="M13966 16571h665v-1234h665">
              <text:p/>
            </draw:connector>
          </table:table-cell>
          <table:table-cell table:number-columns-repeated="2"/>
          <table:table-cell>
            <draw:connector table:end-cell-address="HFACS.H32" table:end-x="0.069cm" table:end-y="0.339cm" draw:z-index="26" draw:name="Straight Arrow Connector 77" draw:style-name="gr2" draw:text-style-name="P2" svg:x1="0.08cm" svg:y1="0.435cm" svg:x2="1.77cm" svg:y2="1.326cm" svg:d="M21385 15400h845v891h845">
              <text:p/>
            </draw:connector>
            <draw:connector table:end-cell-address="HFACS.H30" table:end-x="0.101cm" table:end-y="0.454cm" draw:z-index="27" draw:name="Straight Arrow Connector 78" draw:style-name="gr2" draw:text-style-name="P2" svg:x1="0.08cm" svg:y1="0.435cm" svg:x2="1.802cm" svg:y2="0.454cm" svg:d="M21385 15400h861v19h861">
              <text:p/>
            </draw:connector>
          </table:table-cell>
          <table:table-cell table:number-columns-repeated="2"/>
          <table:table-cell table:style-name="ce15"/>
          <table:table-cell table:number-columns-repeated="1014"/>
        </table:table-row>
        <table:table-row table:style-name="ro1">
          <table:table-cell table:number-columns-repeated="7"/>
          <table:table-cell table:style-name="ce9" office:value-type="string">
            <text:p>Skill-based Error</text:p>
          </table:table-cell>
          <table:table-cell/>
          <table:table-cell table:style-name="ce14" office:value-type="string">
            <text:p>No</text:p>
          </table:table-cell>
          <table:table-cell/>
          <table:table-cell table:style-name="ce17" office:value-type="string">
            <text:p>Not applicable - no mistakes in automatized behavior</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draw:connector table:end-cell-address="HFACS.F35" table:end-x="0.075cm" table:end-y="0.252cm" draw:z-index="13" draw:name="Straight Arrow Connector 53" draw:style-name="gr2" draw:text-style-name="P2" svg:x1="6.818cm" svg:y1="0.125cm" svg:x2="8.148cm" svg:y2="1.24cm" svg:d="M13966 16571h665v1115h665">
              <text:p/>
            </draw:connector>
          </table:table-cell>
          <table:table-cell/>
          <table:table-cell table:style-name="ce12" office:value-type="string">
            <text:p>Errors</text:p>
          </table:table-cell>
          <table:table-cell/>
          <table:table-cell table:style-name="ce9" office:value-type="string">
            <text:p>Decision Error</text:p>
          </table:table-cell>
          <table:table-cell/>
          <table:table-cell table:style-name="ce14" office:value-type="string">
            <text:p>Yes</text:p>
          </table:table-cell>
          <table:table-cell/>
          <table:table-cell table:style-name="ce8" office:value-type="string">
            <text:p>The KLM captain continued with the takeoff, evenif there is no clearance and they already traveling too fast to stop. </text:p>
          </table:table-cell>
          <table:table-cell table:number-columns-repeated="1012"/>
        </table:table-row>
        <table:table-row table:style-name="ro1">
          <table:table-cell table:number-columns-repeated="5"/>
          <table:table-cell>
            <draw:connector table:end-cell-address="HFACS.H35" table:end-x="0.055cm" table:end-y="0.244cm" draw:z-index="20" draw:name="Straight Arrow Connector 68" draw:style-name="gr2" draw:text-style-name="P2" svg:x1="5.956cm" svg:y1="0.738cm" svg:x2="7.84cm" svg:y2="0.242cm" svg:d="M21177 17678h942v-496h942">
              <text:p/>
            </draw:connector>
          </table:table-cell>
          <table:table-cell table:number-columns-repeated="3"/>
          <table:table-cell table:style-name="ce15"/>
          <table:table-cell table:number-columns-repeated="1014"/>
        </table:table-row>
        <table:table-row table:style-name="ro1">
          <table:table-cell table:number-columns-repeated="3"/>
          <table:table-cell table:style-name="ce9" office:value-type="string" table:number-columns-spanned="1" table:number-rows-spanned="2">
            <text:p>Unsafe Acts of Operators</text:p>
          </table:table-cell>
          <table:table-cell table:number-columns-repeated="2"/>
          <table:table-cell>
            <draw:connector table:end-cell-address="HFACS.H36" table:end-x="0.025cm" table:end-y="0.159cm" draw:z-index="21" draw:name="Straight Arrow Connector 69" draw:style-name="gr2" draw:text-style-name="P2" svg:x1="0.086cm" svg:y1="0.26cm" svg:x2="1.726cm" svg:y2="0.652cm" svg:d="M21391 17694h820v392h820">
              <text:p/>
            </draw:connector>
          </table:table-cell>
          <table:table-cell table:style-name="ce9" office:value-type="string">
            <text:p>Perceptual Error</text:p>
          </table:table-cell>
          <table:table-cell/>
          <table:table-cell table:style-name="ce14" office:value-type="string">
            <text:p>Yes</text:p>
          </table:table-cell>
          <table:table-cell/>
          <table:table-cell table:style-name="ce8" office:value-type="string">
            <text:p>The instructions used the word "takeoff," but did not include an explicit statement that they were “cleared for takeoff”. So, KLM caption assume of clearance.</text:p>
          </table:table-cell>
          <table:table-cell table:number-columns-repeated="1012"/>
        </table:table-row>
        <table:table-row table:style-name="ro1">
          <table:table-cell table:number-columns-repeated="3"/>
          <table:covered-table-cell table:style-name="ce11"/>
          <table:table-cell table:number-columns-repeated="5"/>
          <table:table-cell table:style-name="ce15"/>
          <table:table-cell table:number-columns-repeated="1014"/>
        </table:table-row>
        <table:table-row table:style-name="ro1">
          <table:table-cell table:number-columns-repeated="7"/>
          <table:table-cell table:style-name="ce9" office:value-type="string">
            <text:p>Routine Violation</text:p>
          </table:table-cell>
          <table:table-cell/>
          <table:table-cell table:style-name="ce14" office:value-type="string">
            <text:p>No</text:p>
          </table:table-cell>
          <table:table-cell/>
          <table:table-cell table:style-name="ce17" office:value-type="string">
            <text:p>No willful violations</text:p>
          </table:table-cell>
          <table:table-cell table:number-columns-repeated="1012"/>
        </table:table-row>
        <table:table-row table:style-name="ro1">
          <table:table-cell table:number-columns-repeated="5"/>
          <table:table-cell table:style-name="ce12" office:value-type="string">
            <text:p>Violations</text:p>
          </table:table-cell>
          <table:table-cell table:number-columns-repeated="3"/>
          <table:table-cell table:style-name="ce15"/>
          <table:table-cell table:number-columns-repeated="1014"/>
        </table:table-row>
        <table:table-row table:style-name="ro1">
          <table:table-cell table:number-columns-repeated="7"/>
          <table:table-cell table:style-name="ce9" office:value-type="string">
            <text:p>Exceptional Violation</text:p>
          </table:table-cell>
          <table:table-cell/>
          <table:table-cell table:style-name="ce14" office:value-type="string">
            <text:p>No</text:p>
          </table:table-cell>
          <table:table-cell/>
          <table:table-cell table:style-name="ce8" office:value-type="string">
            <text:p>A greater emphasis on a mutual misunderstanding in radio communications between the KLM crew and ATC . So, lack of coordination can happen with anyone like <text:s/>crew memebers or cocpits or captain.</text:p>
          </table:table-cell>
          <table:table-cell table:number-columns-repeated="1012"/>
        </table:table-row>
        <table:table-row table:style-name="ro1" table:number-rows-repeated="6">
          <table:table-cell table:number-columns-repeated="9"/>
          <table:table-cell table:style-name="ce15"/>
          <table:table-cell table:number-columns-repeated="1014"/>
        </table:table-row>
        <table:table-row table:style-name="ro1" table:number-rows-repeated="104853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0P0" style:volatile="true" number:language="en" number:country="IN">
      <number:text> </number:text>
      <number:number number:decimal-places="0" number:min-integer-digits="1" number:grouping="true"/>
      <number:text> </number:text>
    </number:number-style>
    <number:number-style style:name="N8110P1" style:volatile="true" number:language="en" number:country="IN">
      <number:text>-</number:text>
      <number:number number:decimal-places="0" number:min-integer-digits="1" number:grouping="true"/>
      <number:text> </number:text>
    </number:number-style>
    <number:number-style style:name="N8110P2" style:volatile="true" number:language="en" number:country="IN">
      <number:text> - </number:text>
    </number:number-style>
    <number:text-style style:name="N8110" number:language="en" number:country="IN">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en" number:country="IN">
      <number:text> </number:text>
      <number:number number:decimal-places="2" number:min-integer-digits="1" number:grouping="true"/>
      <number:text> </number:text>
    </number:number-style>
    <number:number-style style:name="N8111P1" style:volatile="true" number:language="en" number:country="IN">
      <number:text>-</number:text>
      <number:number number:decimal-places="2" number:min-integer-digits="1" number:grouping="true"/>
      <number:text> </number:text>
    </number:number-style>
    <number:number-style style:name="N8111P2" style:volatile="true" number:language="en" number:country="IN">
      <number:text> -</number:text>
      <number:number number:decimal-places="0" number:min-integer-digits="0"/>
      <number:text> </number:text>
    </number:number-style>
    <number:text-style style:name="N8111" number:language="en" number:country="IN">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en" number:country="IN">
      <number:minutes number:style="long"/>
      <number:text>:</number:text>
      <number:seconds number:style="long"/>
    </number:time-style>
    <number:time-style style:name="N8113" number:language="en" number:country="IN" number:truncate-on-overflow="false">
      <number:hours/>
      <number:text>:</number:text>
      <number:minutes number:style="long"/>
      <number:text>:</number:text>
      <number:seconds number:style="long"/>
    </number:time-style>
    <number:time-style style:name="N8114" number:language="en" number:country="IN">
      <number:minutes number:style="long"/>
      <number:text>:</number:text>
      <number:seconds number:style="long" number:decimal-places="1"/>
    </number:time-style>
    <number:number-style style:name="N8115" number:language="en" number:country="IN">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26">26/10/2021</text:date>, <text:time>10:44:42</text:time></text:p>
        </style:region-right>
      </style:header>
      <style:header-left style:display="false"/>
      <style:footer>
        <text:p>Page <text:page-number>1</text:page-number> / <text:page-count>99</text:page-count></text:p>
      </style:footer>
      <style:footer-left style:display="false"/>
    </style:master-page>
    <style:master-page style:name="PageStyle_5f_Analysis" style:display-name="PageStyle_Analysis" style:page-layout-name="Mpm3">
      <style:header style:display="false"/>
      <style:header-left style:display="false"/>
      <style:footer style:display="false"/>
      <style:footer-left style:display="false"/>
    </style:master-page>
    <style:master-page style:name="PageStyle_5f_HFACS" style:display-name="PageStyle_HFAC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26T10:44:42</dc:date>
    <meta:document-statistic meta:table-count="2" meta:cell-count="97" meta:object-count="36"/>
    <meta:generator>OpenOffice/4.1.11$Win32 OpenOffice.org_project/4111m1$Build-9808</meta:generator>
  </office:meta>
</office:document-meta>
</file>